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3"/>
    <style:style style:name="P3" style:family="paragraph" style:list-style-name="L2"/>
    <style:style style:name="T1" style:family="text">
      <style:text-properties fo:font-variant="normal" fo:text-transform="none" fo:color="#424037" style:font-name="Arial1" fo:font-size="12pt" fo:letter-spacing="normal" fo:font-style="normal" style:text-underline-style="solid" style:text-underline-width="auto" style:text-underline-color="font-color" fo:font-weight="normal"/>
    </style:style>
    <style:style style:name="T2" style:family="text">
      <style:text-properties fo:font-variant="normal" fo:text-transform="none" fo:color="#424037" style:font-name="Arial1" fo:font-size="7.94999980926514pt" fo:letter-spacing="normal" fo:font-style="normal" fo:font-weight="normal"/>
    </style:style>
    <style:style style:name="T3" style:family="text">
      <style:text-properties fo:font-variant="normal" fo:text-transform="none" fo:color="#bc7134" style:text-line-through-style="none" style:font-name="Arial1" fo:font-size="7.94999980926514pt" fo:letter-spacing="normal" fo:font-style="normal" style:text-underline-style="none" fo:font-weight="normal" style:text-blinking="false"/>
    </style:style>
    <text:list-style style:name="L1">
      <text:list-level-style-number text:level="1" text:style-name="Numbering_20_Symbols" style:num-suffix="." style:num-format="1">
        <style:list-level-properties text:space-before="0.183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Strong_20_Emphasis">MIS student project – “knowhow ERP” based BI solution</text:span></text:h>
      <text:h text:style-name="Heading_20_2" text:outline-level="2">Introduction</text:h>
      <text:p text:style-name="Text_20_body"/>
      <text:p text:style-name="Text_20_body">A <text:s/>year ago my company <text:a xlink:type="simple" xlink:href="http://www.bring.out.ba/">"bring.out"</text:a> started project <text:a xlink:type="simple" xlink:href="http://redmine.bring.out.ba/projects/knowhow">"knowhow ERP"</text:a>.</text:p>
      <text:p text:style-name="Text_20_body">These are some informations about technical background of project: <text:a xlink:type="simple" xlink:href="http://do-we-know-how.bring.out.ba/knowhow-erp-gdje-sta-kako">http://do-we-know-how.bring.out.ba/knowhow-erp-gdje-sta-kako</text:a></text:p>
      <text:p text:style-name="Text_20_body">In summary: "knowhow ERP" is open project developed by Bosnians to Bosnians. We don't exclude Hercegovce(*) either :)</text:p>
      <text:p text:style-name="Text_20_body">I want the point out the <text:a xlink:type="simple" xlink:href="http://hernad.bring.out.ba/javna-i-komercijalna-dimenzija-knowhow-erp">public dimension</text:a> of project.</text:p>
      <text:p text:style-name="Text_20_body">It's open nature (open by source, open by development) provides that specific dimension.<text:line-break/>So, it is open to anyone to develop, explore and reuse. As such, it is ideal for student projects generally.</text:p>
      <text:p text:style-name="Text_20_body">There is no doubt our company has specific goals to achieve with "knowhow ERP", and I try to combine current goals with my student work.</text:p>
      <text:p text:style-name="Text_20_body">I have achieved that goal with subject "Projecting of Information Systems" (**). My theme is: <text:a xlink:type="simple" xlink:href="https://github.com/hernad/PIS/raw/master/2792.pdf">MultiWHs feature of "knowhow ERP"</text:a>.</text:p>
      <text:p text:style-name="Text_20_body">I hope it can be reached also with subject "Management information systems" (MIS).</text:p>
      <text:p text:style-name="Text_20_body">There is already task on <text:a xlink:type="simple" xlink:href="http://redmine.bring.out.ba/issues/24722">data mining and business intelligence (BI)</text:a> which is waiting on our actions.</text:p>
      <text:p text:style-name="Text_20_body">It is not high on our priority list anyway. I hope this student project could accelerate this activity.</text:p>
      <text:h text:style-name="Heading_20_2" text:outline-level="2">Plan</text:h>
      <text:p text:style-name="Text_20_body"/>
      <text:p text:style-name="Text_20_body">This is of course just initial - "frame" task. My plan, in the context of MIS, is:</text:p>
      <text:list xml:id="list986576643" text:style-name="L2">
        <text:list-item>
          <text:p text:style-name="P1">To learn basics of Pentaho and JasperReports BI solution s.</text:p>
        </text:list-item>
        <text:list-item>
          <text:p text:style-name="P1"><text:s/>To make some comparisons between them and choose the most suitable one</text:p>
        </text:list-item>
        <text:list-item>
          <text:p text:style-name="P1">To explore existing solutions on this topic (e.g. <text:a xlink:type="simple" xlink:href="http://sourceforge.net/projects/erpbi/)">http://sourceforge.net/projects/erpbi/)</text:a>. This would influence conclusions in point </text:p>
        </text:list-item>
        <text:list-item>
          <text:p text:style-name="P1">To apply these konwledges and skills in some concrete reports based on data analysis of our customer "Rama-glas" Sarajevo which is glass producing company. My colleagues already made some "hello world" reports with Pentaho BI, but my goal in this project is higher level of reporting.</text:p>
        </text:list-item>
      </text:list>
      <text:h text:style-name="Heading_20_2" text:outline-level="2">References</text:h>
      <text:list xml:id="list2068841778" text:style-name="L3">
        <text:list-item>
          <text:p text:style-name="P2"><text:a xlink:type="simple" xlink:href="https://github.com/hernad/MIS">https://github.com/hernad/MIS</text:a></text:p>
        </text:list-item>
      </text:list>
      <text:p text:style-name="Text_20_body"/>
      <text:p text:style-name="Text_20_body">Thank yo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, Helvetica, sans-serif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s" fo:country="B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bs" fo:country="B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13T16:15:08</meta:creation-date>
    <dc:date>2011-12-13T16:42:39</dc:date>
    <meta:editing-duration>PT12M21S</meta:editing-duration>
    <meta:editing-cycles>2</meta:editing-cycles>
    <meta:generator>LibreOffice/3.4$Unix LibreOffice_project/340m1$Build-302</meta:generator>
    <meta:document-statistic meta:table-count="0" meta:image-count="0" meta:object-count="0" meta:page-count="1" meta:paragraph-count="21" meta:word-count="294" meta:character-count="1864" meta:non-whitespace-character-count="1593"/>
  </office:meta>
</office:document-meta>
</file>